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4.7pt"/>
    </style:style>
    <style:style style:name="co2" style:family="table-column">
      <style:table-column-properties fo:break-before="auto" style:column-width="52.44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50.9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election-d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Party</text:p>
          </table:table-cell>
          <table:table-cell office:value-type="string" calcext:value-type="string">
            <text:p>Preliminary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bs diff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% to Prelim</text:p>
          </table:table-cell>
          <table:table-cell office:value-type="string" calcext:value-type="string">
            <text:p>% to Fin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liansen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formula="of:=ABS([.E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100*ABS([.E2]))/[.B2]" office:value-type="float" office:value="0.574712643678161" calcext:value-type="float">
            <text:p>0.574712643678161</text:p>
          </table:table-cell>
          <table:table-cell table:formula="of:=(100*ABS([.E2]))/[.C2]" office:value-type="float" office:value="0.571428571428571" calcext:value-type="float">
            <text:p>0.5714285714285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beiderpartiet</text:p>
          </table:table-cell>
          <table:table-cell office:value-type="float" office:value="42568" calcext:value-type="float">
            <text:p>42568</text:p>
          </table:table-cell>
          <table:table-cell office:value-type="float" office:value="42600" calcext:value-type="float">
            <text:p>42600</text:p>
          </table:table-cell>
          <table:table-cell table:formula="of:=ABS([.E3])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table:formula="of:=(100*ABS([.E3]))/[.B3]" office:value-type="float" office:value="0.0751738395038527" calcext:value-type="float">
            <text:p>0.075173839503853</text:p>
          </table:table-cell>
          <table:table-cell table:formula="of:=(100*ABS([.E3]))/[.C3]" office:value-type="float" office:value="0.0751173708920188" calcext:value-type="float">
            <text:p>0.07511737089201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emokratene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184" calcext:value-type="float">
            <text:p>184</text:p>
          </table:table-cell>
          <table:table-cell table:style-name="ce1" table:formula="of:=ABS([.E4])" office:value-type="float" office:value="2" calcext:value-type="float">
            <text:p>2</text:p>
          </table:table-cell>
          <table:table-cell table:style-name="ce1" office:value-type="float" office:value="-2" calcext:value-type="float">
            <text:p>-2</text:p>
          </table:table-cell>
          <table:table-cell table:style-name="ce1" table:formula="of:=(100*ABS([.E4]))/[.B4]" office:value-type="float" office:value="1.0752688172043" calcext:value-type="float">
            <text:p>1.0752688172043</text:p>
          </table:table-cell>
          <table:table-cell table:style-name="ce1" table:formula="of:=(100*ABS([.E4]))/[.C4]" office:value-type="float" office:value="1.08695652173913" calcext:value-type="float">
            <text:p>1.08695652173913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Feministisk Initiativ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table:formula="of:=ABS([.E5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(100*ABS([.E5]))/[.B5]" office:value-type="float" office:value="0.980392156862745" calcext:value-type="float">
            <text:p>0.980392156862745</text:p>
          </table:table-cell>
          <table:table-cell table:formula="of:=(100*ABS([.E5]))/[.C5]" office:value-type="float" office:value="0.970873786407767" calcext:value-type="float">
            <text:p>0.9708737864077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lkeaksjonen Nei til mer bompenger</text:p>
          </table:table-cell>
          <table:table-cell office:value-type="float" office:value="11476" calcext:value-type="float">
            <text:p>11476</text:p>
          </table:table-cell>
          <table:table-cell office:value-type="float" office:value="11485" calcext:value-type="float">
            <text:p>11485</text:p>
          </table:table-cell>
          <table:table-cell table:formula="of:=ABS([.E6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(100*ABS([.E6]))/[.B6]" office:value-type="float" office:value="0.0784245381666086" calcext:value-type="float">
            <text:p>0.078424538166609</text:p>
          </table:table-cell>
          <table:table-cell table:formula="of:=(100*ABS([.E6]))/[.C6]" office:value-type="float" office:value="0.0783630822812364" calcext:value-type="float">
            <text:p>0.078363082281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emskrittspartiet</text:p>
          </table:table-cell>
          <table:table-cell office:value-type="float" office:value="10577" calcext:value-type="float">
            <text:p>10577</text:p>
          </table:table-cell>
          <table:table-cell office:value-type="float" office:value="10592" calcext:value-type="float">
            <text:p>10592</text:p>
          </table:table-cell>
          <table:table-cell table:formula="of:=ABS([.E7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formula="of:=(100*ABS([.E7]))/[.B7]" office:value-type="float" office:value="0.141817150420724" calcext:value-type="float">
            <text:p>0.141817150420724</text:p>
          </table:table-cell>
          <table:table-cell table:formula="of:=(100*ABS([.E7]))/[.C7]" office:value-type="float" office:value="0.141616314199396" calcext:value-type="float">
            <text:p>0.1416163141993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lsepartiet</text:p>
          </table:table-cell>
          <table:table-cell office:value-type="float" office:value="486" calcext:value-type="float">
            <text:p>486</text:p>
          </table:table-cell>
          <table:table-cell office:value-type="float" office:value="485" calcext:value-type="float">
            <text:p>485</text:p>
          </table:table-cell>
          <table:table-cell table:formula="of:=ABS([.E8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(100*ABS([.E8]))/[.B8]" office:value-type="float" office:value="0.205761316872428" calcext:value-type="float">
            <text:p>0.205761316872428</text:p>
          </table:table-cell>
          <table:table-cell table:formula="of:=(100*ABS([.E8]))/[.C8]" office:value-type="float" office:value="0.206185567010309" calcext:value-type="float">
            <text:p>0.2061855670103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øyre</text:p>
          </table:table-cell>
          <table:table-cell office:value-type="float" office:value="55570" calcext:value-type="float">
            <text:p>55570</text:p>
          </table:table-cell>
          <table:table-cell office:value-type="float" office:value="55620" calcext:value-type="float">
            <text:p>55620</text:p>
          </table:table-cell>
          <table:table-cell table:formula="of:=ABS([.E9])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(100*ABS([.E9]))/[.B9]" office:value-type="float" office:value="0.0899766060824186" calcext:value-type="float">
            <text:p>0.089976606082419</text:p>
          </table:table-cell>
          <table:table-cell table:formula="of:=(100*ABS([.E9]))/[.C9]" office:value-type="float" office:value="0.0898957209636821" calcext:value-type="float">
            <text:p>0.0898957209636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ristelig Folkeparti</text:p>
          </table:table-cell>
          <table:table-cell office:value-type="float" office:value="3960" calcext:value-type="float">
            <text:p>3960</text:p>
          </table:table-cell>
          <table:table-cell office:value-type="float" office:value="3941" calcext:value-type="float">
            <text:p>3941</text:p>
          </table:table-cell>
          <table:table-cell table:formula="of:=ABS([.E10])" office:value-type="float" office:value="19" calcext:value-type="float">
            <text:p>19</text:p>
          </table:table-cell>
          <table:table-cell office:value-type="float" office:value="-19" calcext:value-type="float">
            <text:p>-19</text:p>
          </table:table-cell>
          <table:table-cell table:formula="of:=(100*ABS([.E10]))/[.B10]" office:value-type="float" office:value="0.47979797979798" calcext:value-type="float">
            <text:p>0.47979797979798</text:p>
          </table:table-cell>
          <table:table-cell table:formula="of:=(100*ABS([.E10]))/[.C10]" office:value-type="float" office:value="0.482111139304745" calcext:value-type="float">
            <text:p>0.4821111393047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ystpartiet</text:p>
          </table:table-cell>
          <table:table-cell table:number-columns-repeated="2" office:value-type="float" office:value="109" calcext:value-type="float">
            <text:p>109</text:p>
          </table:table-cell>
          <table:table-cell table:formula="of:=ABS([.E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100*ABS([.E11]))/[.B11]" office:value-type="float" office:value="0" calcext:value-type="float">
            <text:p>0</text:p>
          </table:table-cell>
          <table:table-cell table:formula="of:=(100*ABS([.E11]))/[.C1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iberalistene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457" calcext:value-type="float">
            <text:p>457</text:p>
          </table:table-cell>
          <table:table-cell table:style-name="ce1" table:formula="of:=ABS([.E12])" office:value-type="float" office:value="9" calcext:value-type="float">
            <text:p>9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(100*ABS([.E12]))/[.B12]" office:value-type="float" office:value="2.00892857142857" calcext:value-type="float">
            <text:p>2.00892857142857</text:p>
          </table:table-cell>
          <table:table-cell table:style-name="ce1" table:formula="of:=(100*ABS([.E12]))/[.C12]" office:value-type="float" office:value="1.96936542669584" calcext:value-type="float">
            <text:p>1.96936542669584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Miljøpartiet De Grønne</text:p>
          </table:table-cell>
          <table:table-cell office:value-type="float" office:value="29334" calcext:value-type="float">
            <text:p>29334</text:p>
          </table:table-cell>
          <table:table-cell office:value-type="float" office:value="29341" calcext:value-type="float">
            <text:p>29341</text:p>
          </table:table-cell>
          <table:table-cell table:formula="of:=ABS([.E13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(100*ABS([.E13]))/[.B13]" office:value-type="float" office:value="0.0238630940205904" calcext:value-type="float">
            <text:p>0.023863094020591</text:p>
          </table:table-cell>
          <table:table-cell table:formula="of:=(100*ABS([.E13]))/[.C13]" office:value-type="float" office:value="0.0238574009065812" calcext:value-type="float">
            <text:p>0.0238574009065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rges Kommunistiske Parti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formula="of:=ABS([.E1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(100*ABS([.E14]))/[.B14]" office:value-type="float" office:value="0.613496932515337" calcext:value-type="float">
            <text:p>0.613496932515337</text:p>
          </table:table-cell>
          <table:table-cell table:formula="of:=(100*ABS([.E14]))/[.C14]" office:value-type="float" office:value="0.609756097560976" calcext:value-type="float">
            <text:p>0.6097560975609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tiet De Kristne</text:p>
          </table:table-cell>
          <table:table-cell table:number-columns-repeated="2" office:value-type="float" office:value="369" calcext:value-type="float">
            <text:p>369</text:p>
          </table:table-cell>
          <table:table-cell table:formula="of:=ABS([.E1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100*ABS([.E15]))/[.B15]" office:value-type="float" office:value="0" calcext:value-type="float">
            <text:p>0</text:p>
          </table:table-cell>
          <table:table-cell table:formula="of:=(100*ABS([.E15]))/[.C1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sjonistpartiet</text:p>
          </table:table-cell>
          <table:table-cell office:value-type="float" office:value="1021" calcext:value-type="float">
            <text:p>1021</text:p>
          </table:table-cell>
          <table:table-cell office:value-type="float" office:value="1020" calcext:value-type="float">
            <text:p>1020</text:p>
          </table:table-cell>
          <table:table-cell table:formula="of:=ABS([.E16]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(100*ABS([.E16]))/[.B16]" office:value-type="float" office:value="0.0979431929480901" calcext:value-type="float">
            <text:p>0.09794319294809</text:p>
          </table:table-cell>
          <table:table-cell table:formula="of:=(100*ABS([.E16]))/[.C16]" office:value-type="float" office:value="0.0980392156862745" calcext:value-type="float">
            <text:p>0.0980392156862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ratpartiet</text:p>
          </table:table-cell>
          <table:table-cell table:number-columns-repeated="2" office:value-type="float" office:value="465" calcext:value-type="float">
            <text:p>465</text:p>
          </table:table-cell>
          <table:table-cell table:formula="of:=ABS([.E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100*ABS([.E17]))/[.B17]" office:value-type="float" office:value="0" calcext:value-type="float">
            <text:p>0</text:p>
          </table:table-cell>
          <table:table-cell table:formula="of:=(100*ABS([.E17]))/[.C1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ødt</text:p>
          </table:table-cell>
          <table:table-cell office:value-type="float" office:value="13840" calcext:value-type="float">
            <text:p>13840</text:p>
          </table:table-cell>
          <table:table-cell office:value-type="float" office:value="13847" calcext:value-type="float">
            <text:p>13847</text:p>
          </table:table-cell>
          <table:table-cell table:formula="of:=ABS([.E18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(100*ABS([.E18]))/[.B18]" office:value-type="float" office:value="0.0505780346820809" calcext:value-type="float">
            <text:p>0.050578034682081</text:p>
          </table:table-cell>
          <table:table-cell table:formula="of:=(100*ABS([.E18]))/[.C18]" office:value-type="float" office:value="0.0505524662381743" calcext:value-type="float">
            <text:p>0.0505524662381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lvstendighetspartiet</text:p>
          </table:table-cell>
          <table:table-cell office:value-type="float" office:value="458" calcext:value-type="float">
            <text:p>458</text:p>
          </table:table-cell>
          <table:table-cell office:value-type="float" office:value="460" calcext:value-type="float">
            <text:p>460</text:p>
          </table:table-cell>
          <table:table-cell table:formula="of:=ABS([.E19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(100*ABS([.E19]))/[.B19]" office:value-type="float" office:value="0.436681222707424" calcext:value-type="float">
            <text:p>0.436681222707424</text:p>
          </table:table-cell>
          <table:table-cell table:formula="of:=(100*ABS([.E19]))/[.C19]" office:value-type="float" office:value="0.434782608695652" calcext:value-type="float">
            <text:p>0.4347826086956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nterpartiet</text:p>
          </table:table-cell>
          <table:table-cell office:value-type="float" office:value="4898" calcext:value-type="float">
            <text:p>4898</text:p>
          </table:table-cell>
          <table:table-cell office:value-type="float" office:value="4909" calcext:value-type="float">
            <text:p>4909</text:p>
          </table:table-cell>
          <table:table-cell table:formula="of:=ABS([.E20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(100*ABS([.E20]))/[.B20]" office:value-type="float" office:value="0.224581461821151" calcext:value-type="float">
            <text:p>0.224581461821151</text:p>
          </table:table-cell>
          <table:table-cell table:formula="of:=(100*ABS([.E20]))/[.C20]" office:value-type="float" office:value="0.224078223670809" calcext:value-type="float">
            <text:p>0.2240782236708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V - Sosialistisk Venstreparti</text:p>
          </table:table-cell>
          <table:table-cell office:value-type="float" office:value="19274" calcext:value-type="float">
            <text:p>19274</text:p>
          </table:table-cell>
          <table:table-cell office:value-type="float" office:value="19278" calcext:value-type="float">
            <text:p>19278</text:p>
          </table:table-cell>
          <table:table-cell table:formula="of:=ABS([.E21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(100*ABS([.E21]))/[.B21]" office:value-type="float" office:value="0.0207533464771194" calcext:value-type="float">
            <text:p>0.02075334647712</text:p>
          </table:table-cell>
          <table:table-cell table:formula="of:=(100*ABS([.E21]))/[.C21]" office:value-type="float" office:value="0.0207490403568835" calcext:value-type="float">
            <text:p>0.0207490403568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nstre</text:p>
          </table:table-cell>
          <table:table-cell office:value-type="float" office:value="14221" calcext:value-type="float">
            <text:p>14221</text:p>
          </table:table-cell>
          <table:table-cell office:value-type="float" office:value="14244" calcext:value-type="float">
            <text:p>14244</text:p>
          </table:table-cell>
          <table:table-cell table:formula="of:=ABS([.E22])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table:formula="of:=(100*ABS([.E22]))/[.B22]" office:value-type="float" office:value="0.161732648899515" calcext:value-type="float">
            <text:p>0.161732648899515</text:p>
          </table:table-cell>
          <table:table-cell table:formula="of:=(100*ABS([.E22]))/[.C22]" office:value-type="float" office:value="0.16147149677057" calcext:value-type="float">
            <text:p>0.16147149677057</text:p>
          </table:table-cell>
          <table:table-cell table:number-columns-repeated="1017"/>
        </table:table-row>
        <table:table-row table:style-name="ro1">
          <table:table-cell/>
          <table:table-cell table:formula="of:=SUM([.B2:.B22])" office:value-type="float" office:value="209903" calcext:value-type="float">
            <text:p>209903</text:p>
          </table:table-cell>
          <table:table-cell table:formula="of:=SUM([.C2:.C22])" office:value-type="float" office:value="210054" calcext:value-type="float">
            <text:p>210054</text:p>
          </table:table-cell>
          <table:table-cell table:formula="of:=SUM([.D2:.D22])" office:value-type="float" office:value="197" calcext:value-type="float">
            <text:p>197</text:p>
          </table:table-cell>
          <table:table-cell/>
          <table:table-cell table:formula="of:=AVERAGE([.F2:.F22])" office:value-type="float" office:value="0.349518264480433" calcext:value-type="float">
            <text:p>0.349518264480433</text:p>
          </table:table-cell>
          <table:table-cell table:formula="of:=AVERAGE([.G2:.G22])" office:value-type="float" office:value="0.347390478609934" calcext:value-type="float">
            <text:p>0.347390478609934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4">00/00/0000</text:date>, <text:time style:data-style-name="N2" text:time-value="00:41:50.0713220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4T00:45:02.911647840</dc:date>
    <meta:editing-duration>PT10M10S</meta:editing-duration>
    <meta:editing-cycles>2</meta:editing-cycles>
    <meta:generator>LibreOffice/6.0.7.3$Linux_X86_64 LibreOffice_project/00m0$Build-3</meta:generator>
    <meta:document-statistic meta:table-count="1" meta:cell-count="159" meta:object-count="0"/>
  </office:meta>
</office:document-meta>
</file>